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erif1" svg:font-family="'Luxi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Serif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uxi Serif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xi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style:font-name="Luxi Serif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xi Serif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uxi Serif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uxi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uxi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uxi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uxi Serif1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Mark Roberson</text:p>
      <text:p text:style-name="P2"/>
      <text:p text:style-name="P2"/>
      <text:p text:style-name="P2"/>
      <text:p text:style-name="P2"/>
      <text:p text:style-name="P3">Tweets From Texas</text:p>
      <text:p text:style-name="P3">#No.1</text:p>
      <text:p text:style-name="P1"/>
      <text:p text:style-name="P1"><text:s/>______ </text:p>
      <text:p text:style-name="P1"/>
      <text:p text:style-name="P2">Tenor Saxophone and</text:p>
      <text:p text:style-name="P2">String Quartet</text:p>
      <text:p text:style-name="P2"/>
      <text:p text:style-name="P2"/>
      <text:p text:style-name="P2"/>
      <text:p text:style-name="P2"/>
      <text:p text:style-name="P2"/>
      <text:p text:style-name="P7">Commissioned by:</text:p>
      <text:p text:style-name="P8">Dr. Gregory Dewhirst</text:p>
      <text:p text:style-name="P8">Tarrant County College</text:p>
      <text:p text:style-name="P8"/>
      <text:p text:style-name="P8"/>
      <text:p text:style-name="P8"/>
      <text:p text:style-name="P8"/>
      <text:p text:style-name="P8"/>
      <text:p text:style-name="P9">Copyright <text:span text:style-name="T2">©</text:span>2015<text:span text:style-name="T1"> </text:span>by Mark Rob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erif1" svg:font-family="'Luxi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ial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order-top="0.06pt double #000000" fo:border-bottom="1.05pt double #000000" fo:border-left="0.06pt double #000000" fo:border-right="0.06pt double #000000" style:border-line-width-top="0.0008in 0.0102in 0.0102in" style:border-line-width-bottom="0.0146in 0.0146in 0.0146in" style:border-line-width-left="0.0008in 0.0102in 0.0102in" style:border-line-width-right="0.0008in 0.0102in 0.0102in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order-top="1.25pt double #000000" fo:border-bottom="3.8pt double #000000" fo:border-left="3.8pt double #000000" fo:border-right="3.8pt double #000000" style:border-line-width-top="0.0173in 0.0173in 0.0173in" style:border-line-width-bottom="0.0209in 0.0528in 0.0102in" style:border-line-width-left="0.0209in 0.0528in 0.0102in" style:border-line-width-right="0.0209in 0.0528in 0.0102in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2:37:43</meta:creation-date>
    <meta:print-date>2015-09-26T13:22:01</meta:print-date>
    <dc:date>2015-09-26T13:24:45</dc:date>
    <meta:editing-duration>PT6M7S</meta:editing-duration>
    <meta:editing-cycles>3</meta:editing-cycles>
    <meta:generator>LibreOffice/3.5$Linux_X86_64 LibreOffice_project/350m1$Build-403</meta:generator>
    <meta:document-statistic meta:table-count="0" meta:image-count="0" meta:object-count="0" meta:page-count="1" meta:paragraph-count="10" meta:word-count="25" meta:character-count="166" meta:non-whitespace-character-count="149"/>
  </office:meta>
</office:document-meta>
</file>